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language="en" fo:country="US"/>
    </style:style>
    <style:style style:name="P2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000000" fo:language="en" fo:country="US" fo:font-style="normal" style:font-style-asian="normal" style:font-style-complex="normal"/>
    </style:style>
    <style:style style:name="P4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/>
      <style:text-properties fo:color="#000000" fo:language="en" fo:country="US"/>
    </style:style>
    <style:style style:name="P5" style:family="paragraph" style:parent-style-name="Text_20_body">
      <style:paragraph-properties fo:text-align="justify" style:justify-single-word="false"/>
      <style:text-properties fo:color="#000000" fo:language="en" fo:country="US"/>
    </style:style>
    <style:style style:name="P6" style:family="paragraph" style:parent-style-name="Heading_20_1" style:list-style-name="">
      <style:paragraph-properties fo:text-align="justify" style:justify-single-word="false"/>
      <style:text-properties fo:color="#000000" fo:language="en" fo:country="US"/>
    </style:style>
    <style:style style:name="P7" style:family="paragraph" style:parent-style-name="Heading_20_3" style:list-style-name="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Text_20_body" style:list-style-name="">
      <style:paragraph-properties fo:text-align="start" style:justify-single-word="false"/>
    </style:style>
    <style:style style:name="P9" style:family="paragraph" style:parent-style-name="Standard" style:list-style-name="">
      <style:paragraph-properties fo:text-align="justify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</style:style>
    <style:style style:name="P12" style:family="paragraph" style:parent-style-name="Standard" style:list-style-name=""/>
    <style:style style:name="P13" style:family="paragraph" style:parent-style-name="Standard" style:list-style-name="L1">
      <style:paragraph-properties fo:margin-left="0cm" fo:margin-right="0cm" fo:text-align="start" style:justify-single-word="false" fo:text-indent="-0.635cm" style:auto-text-indent="false"/>
    </style:style>
    <style:style style:name="P14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/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font-name="DejaVu Sans Mono" fo:font-size="10pt"/>
    </style:style>
    <style:style style:name="T3" style:family="text">
      <style:text-properties fo:color="#000000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officeooo:rsid="0007fe87"/>
    </style:style>
    <style:style style:name="T5" style:family="text">
      <style:text-properties officeooo:rsid="0008580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<text:span text:style-name="T5">9</text:span><text:span text:style-name="T4">2</text:span>: New special functions + support of complex</text:h>
      <text:p text:style-name="P4"/>
      <text:p text:style-name="P2"/>
      <text:p text:style-name="P2">Version:1.0</text:p>
      <text:p text:style-name="P2">Author: Steven G. Johnson &amp; Sylvestre Ledru</text:p>
      <text:p text:style-name="P2">State: DRAFT</text:p>
      <text:p text:style-name="P2">Scilab-Version: Scilab 5.5.0</text:p>
      <text:p text:style-name="P2">Created: February 12<text:span text:style-name="T1">th</text:span>, 2013</text:p>
      <text:p text:style-name="P4"/>
      <text:p text:style-name="P2"/>
      <text:h text:style-name="P7" text:outline-level="3">Abstract</text:h>
      <text:p text:style-name="P3">This document presents new special functions.</text:p>
      <text:p text:style-name="P3"/>
      <text:h text:style-name="P7" text:outline-level="3">Rationale</text:h>
      <text:h text:style-name="P9" text:outline-level="3">Two things are tackled in this SEP:</text:h>
      <text:h text:style-name="P9" text:outline-level="3"/>
      <text:list xml:id="list6107426552206628162" text:style-name="L1">
        <text:list-item>
          <text:h text:style-name="P10" text:outline-level="3">Introduce of new functions: erfi and dawson</text:h>
          <text:h text:style-name="P13" text:outline-level="3"><text:line-break/></text:h>
        </text:list-item>
        <text:list-item>
          <text:h text:style-name="P11" text:outline-level="3">Support of complex arguments for erf, erfc and erfcx</text:h>
          <text:h text:style-name="P14" text:outline-level="3"/>
        </text:list-item>
      </text:list>
      <text:h text:style-name="P9" text:outline-level="3">This will improve the features of Scilab in the field of special functions.</text:h>
      <text:h text:style-name="P9" text:outline-level="3"/>
      <text:h text:style-name="P7" text:outline-level="3">Technical aspects</text:h>
      <text:h text:style-name="P8" text:outline-level="3"><text:span text:style-name="T3">The code is based on the code developed by Steven G. Johnson and will be integrated in Scilab: </text:span>modules/special_functions/src/cpp/faddeeva.cpp modules/special_functions/src/cpp/faddeeva.h</text:h>
      <text:h text:style-name="P12" text:outline-level="3">Since it is a small code and upstream is not planning to produce a library « just for this », the source code will include in the Scilab distribution. The code is published under the MIT license.</text:h>
      <text:h text:style-name="P12" text:outline-level="3">The latest release can be found: http://ab-initio.mit.edu/Faddeeva</text:h>
      <text:h text:style-name="P12" text:outline-level="3"/>
      <text:h text:style-name="P7" text:outline-level="3">Changelog</text:h>
      <text:p text:style-name="P5"><text:tab/><text:span text:style-name="T2">1.0 – Initial Version </text:span></text:p>
      <text:h text:style-name="P7" text:outline-level="3">Copyright</text:h>
      <text:p text:style-name="P1"><text:tab/>This document has been placed under the license CeCILL-B.</text:p>
      <text:p text:style-name="Standard"><text:span text:style-name="Cita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Nimbus Sans L" svg:font-family="'Nimbus Sans L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6.1000003814697pt" fo:language="fr" fo:country="FR" fo:font-weight="bold" style:letter-kerning="true"/>
    </style:style>
    <style:style style:name="Heading_20_3" style:display-name="Heading 3" style:family="paragraph" style:next-style-name="Text_20_body" style:class="text">
      <style:paragraph-properties fo:margin-top="0.423cm" fo:margin-bottom="0.212cm" style:contextual-spacing="false" style:writing-mode="page"/>
      <style:text-properties style:font-name="Nimbus Sans L" fo:font-size="14pt" fo:language="fr" fo:country="FR" fo:font-weight="bold" style:letter-kerning="tru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09:52:17.95</meta:creation-date>
    <dc:date>2013-07-30T11:22:21</dc:date>
    <meta:editing-duration>PT1H36M24S</meta:editing-duration>
    <meta:editing-cycles>41</meta:editing-cycles>
    <meta:generator>LibreOffice/4.0.2.2$Linux_X86_64 LibreOffice_project/400m0$Build-2</meta:generator>
    <dc:creator>Vincent COUVERT</dc:creator>
    <meta:document-statistic meta:table-count="0" meta:image-count="0" meta:object-count="0" meta:page-count="1" meta:paragraph-count="22" meta:word-count="152" meta:character-count="1008" meta:non-whitespace-character-count="874"/>
  </office:meta>
</office:document-meta>
</file>